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 + Discards</text:p>
          </table:table-cell>
          <table:table-cell office:value-type="string" calcext:value-type="string">
            <text:p>When you discard N cards at once for any reason, deal N^2 damage to the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eginald Randolp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ue of Summons</text:p>
          </table:table-cell>
          <table:table-cell office:value-type="string" calcext:value-type="string">
            <text:p>During your End Phase, summon random Cost 1 Minion from your deck</text:p>
          </table:table-cell>
          <table:table-cell office:value-type="string" calcext:value-type="string">
            <text:p>“True” identity of Minionma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he King of Cr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During your End Phase, your opponent’s weakest Minion is converted to your side</text:p>
          </table:table-cell>
          <table:table-cell office:value-type="string" calcext:value-type="string">
            <text:p>Ravenboy’s true identity</text:p>
          </table:table-cell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g Enemy Level</text:p>
          </table:table-cell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Morale</text:p>
          </table:table-cell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he Inquisi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Ongoing: Players lose 1 Evil Point whenever they play a Minion. Lasts 2 turns.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9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 table:style-name="ce10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Was “Freeze Ray”, card was cut due to being too confusing and complicat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1:33:19.7749592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13T13:50:05.828380066</dc:date>
    <meta:editing-duration>P6DT9H53S</meta:editing-duration>
    <meta:editing-cycles>899</meta:editing-cycles>
    <meta:document-statistic meta:table-count="10" meta:cell-count="2039" meta:object-count="0"/>
  </office:meta>
</office:document-meta>
</file>